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" svg:font-family="'Sans serif'" style:font-family-generic="swiss"/>
    <style:font-face style:name="sans-serif" svg:font-family="sans-serif"/>
  </office:font-face-decls>
  <office:automatic-styles>
    <style:style style:name="P1" style:family="paragraph" style:parent-style-name="Standard">
      <style:text-properties fo:font-weight="bold" officeooo:paragraph-rsid="000f89fd" style:font-weight-asian="bold" style:font-weight-complex="bold"/>
    </style:style>
    <style:style style:name="P2" style:family="paragraph" style:parent-style-name="Standard">
      <style:text-properties fo:font-weight="normal" officeooo:rsid="000f89fd" officeooo:paragraph-rsid="000f89fd" style:font-weight-asian="normal" style:font-weight-complex="normal"/>
    </style:style>
    <style:style style:name="T1" style:family="text">
      <style:text-properties style:font-name="sans-serif" fo:font-size="13.8000001907349pt"/>
    </style:style>
    <style:style style:name="T2" style:family="text">
      <style:text-properties style:font-name="sans-serif" fo:font-size="13.8000001907349pt" officeooo:rsid="000f89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jercicio 4:</text:span> <text:span text:style-name="T1">Haz en contactos un enlace del tipo</text:span> <text:span text:style-name="T1">mailto</text:span> <text:span text:style-name="T1">y otro de tipo</text:span> <text:span text:style-name="T1">tel. Prueba los enlaces desde tu pc y desde tu</text:span> <text:span text:style-name="T1">móvil. ¿Qué</text:span> <text:span text:style-name="T1">sucede?</text:span></text:p>
      <text:p text:style-name="P2"><text:span text:style-name="T1">Cuando pruebas a utilizar los enlaces, en el tipo “mailto” te lleva al cliente de corre electrónico para enviar uno y en el tipo “tel” intenta abrir una aplicación que permita llamar por teléfon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" svg:font-family="'Sans serif'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2T01:00:51.444000000</meta:creation-date>
    <dc:date>2021-12-12T01:06:32.428000000</dc:date>
    <meta:editing-duration>PT5M41S</meta:editing-duration>
    <meta:editing-cycles>1</meta:editing-cycles>
    <meta:document-statistic meta:table-count="0" meta:image-count="0" meta:object-count="0" meta:page-count="1" meta:paragraph-count="2" meta:word-count="61" meta:character-count="333" meta:non-whitespace-character-count="274"/>
    <meta:generator>LibreOffice/7.2.2.2$Windows_X86_64 LibreOffice_project/02b2acce88a210515b4a5bb2e46cbfb63fe97d56</meta:generator>
  </office:meta>
</office:document-meta>
</file>